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937in"/>
    </style:style>
    <style:style style:name="co3" style:family="table-column">
      <style:table-column-properties fo:break-before="auto" style:column-width="2.4055in"/>
    </style:style>
    <style:style style:name="co4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2.35in"/>
    </style:style>
    <style:style style:name="co7" style:family="table-column">
      <style:table-column-properties fo:break-before="auto" style:column-width="2.3283in"/>
    </style:style>
    <style:style style:name="co8" style:family="table-column">
      <style:table-column-properties fo:break-before="auto" style:column-width="2.0965in"/>
    </style:style>
    <style:style style:name="co9" style:family="table-column">
      <style:table-column-properties fo:break-before="auto" style:column-width="2.5272in"/>
    </style:style>
    <style:style style:name="co10" style:family="table-column">
      <style:table-column-properties fo:break-before="auto" style:column-width="2.2839in"/>
    </style:style>
    <style:style style:name="co11" style:family="table-column">
      <style:table-column-properties fo:break-before="auto" style:column-width="2.5484in"/>
    </style:style>
    <style:style style:name="co12" style:family="table-column">
      <style:table-column-properties fo:break-before="auto" style:column-width="3.420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fo:border="0.0008in solid #000000"/>
    </style:style>
    <style:style style:name="ce3" style:family="table-cell" style:parent-style-name="Default">
      <style:table-cell-properties fo:background-color="#00cc00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08080"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fo:border="0.0008in solid #000000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05" table:default-cell-style-name="Default"/>
        <table:table-row table:style-name="ro3">
          <table:table-cell table:style-name="ce1" office:value-type="string">
            <text:p>UNIVERSAL</text:p>
          </table:table-cell>
          <table:table-cell table:style-name="ce7" office:value-type="string">
            <text:p>Federated Suns</text:p>
          </table:table-cell>
          <table:table-cell table:style-name="ce11" office:value-type="string">
            <text:p>Draconis Combine</text:p>
          </table:table-cell>
          <table:table-cell table:style-name="ce12" office:value-type="string">
            <text:p>Lyran Alliance</text:p>
          </table:table-cell>
          <table:table-cell table:style-name="ce13" office:value-type="string">
            <text:p>Free Worlds League</text:p>
          </table:table-cell>
          <table:table-cell table:style-name="ce15" office:value-type="string">
            <text:p>Capellan Confederation</text:p>
          </table:table-cell>
          <table:table-cell table:style-name="ce17" office:value-type="string">
            <text:p>Clan Wolf</text:p>
          </table:table-cell>
          <table:table-cell table:style-name="ce18" office:value-type="string">
            <text:p>ComStar</text:p>
          </table:table-cell>
          <table:table-cell table:style-name="ce18" office:value-type="string">
            <text:p>Word of Blake</text:p>
          </table:table-cell>
          <table:table-cell table:style-name="ce18" office:value-type="string">
            <text:p>Republic of the Sphere</text:p>
          </table:table-cell>
          <table:table-cell table:style-name="ce18" table:number-columns-repeated="1005"/>
        </table:table-row>
        <table:table-row table:style-name="ro2">
          <table:table-cell table:number-columns-repeated="1015"/>
        </table:table-row>
        <table:table-row table:style-name="ro2">
          <table:table-cell table:style-name="ce3" office:value-type="string">
            <text:p>Packrat</text:p>
          </table:table-cell>
          <table:table-cell office:value-type="string">
            <text:p>Darter</text:p>
          </table:table-cell>
          <table:table-cell office:value-type="string">
            <text:p>Skulker</text:p>
          </table:table-cell>
          <table:table-cell table:style-name="ce9" office:value-type="string">
            <text:p>Packrat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table:style-name="ce8" office:value-type="string">
            <text:p>Odin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5" office:value-type="string">
            <text:p>Galleon</text:p>
          </table:table-cell>
          <table:table-cell table:number-columns-repeated="3" table:style-name="ce8" office:value-type="string">
            <text:p>Galleon</text:p>
          </table:table-cell>
          <table:table-cell table:style-name="ce14" office:value-type="string">
            <text:p>Galleon 102</text:p>
          </table:table-cell>
          <table:table-cell table:style-name="ce8" office:value-type="string">
            <text:p>Galleon</text:p>
          </table:table-cell>
          <table:table-cell table:number-columns-repeated="1009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Scorpion</text:p>
          </table:table-cell>
          <table:table-cell table:style-name="ce9" office:value-type="string">
            <text:p>Scorpion</text:p>
          </table:table-cell>
          <table:table-cell office:value-type="string">
            <text:p>Scimitar</text:p>
          </table:table-cell>
          <table:table-cell table:number-columns-repeated="3" table:style-name="ce9" office:value-type="string">
            <text:p>Scorpion</text:p>
          </table:table-cell>
          <table:table-cell table:style-name="ce8" office:value-type="string">
            <text:p>Mithra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Pegasus</text:p>
          </table:table-cell>
          <table:table-cell table:style-name="ce9" office:value-type="string">
            <text:p>Pegasus</text:p>
          </table:table-cell>
          <table:table-cell table:style-name="ce9" office:value-type="string">
            <text:p>Pegasus (Kurita)</text:p>
          </table:table-cell>
          <table:table-cell table:style-name="ce8" office:value-type="string">
            <text:p>Plainsman</text:p>
          </table:table-cell>
          <table:table-cell table:style-name="ce8" office:value-type="string">
            <text:p>Harasser</text:p>
          </table:table-cell>
          <table:table-cell table:style-name="ce8" office:value-type="string">
            <text:p>Plainsman</text:p>
          </table:table-cell>
          <table:table-cell table:style-name="ce8" office:value-type="string">
            <text:p>Hephaestu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Hunter</text:p>
          </table:table-cell>
          <table:table-cell table:style-name="ce9" office:value-type="string">
            <text:p>Striker</text:p>
          </table:table-cell>
          <table:table-cell office:value-type="string">
            <text:p>Saracen</text:p>
          </table:table-cell>
          <table:table-cell table:style-name="ce9" office:value-type="string">
            <text:p>Hunter (Steiner)</text:p>
          </table:table-cell>
          <table:table-cell office:value-type="string">
            <text:p>Stygian</text:p>
          </table:table-cell>
          <table:table-cell table:style-name="ce9" office:value-type="string">
            <text:p>Hunter</text:p>
          </table:table-cell>
          <table:table-cell table:style-name="ce8" office:value-type="string">
            <text:p>Nacon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Vedette</text:p>
          </table:table-cell>
          <table:table-cell office:value-type="string">
            <text:p>Musketeer</text:p>
          </table:table-cell>
          <table:table-cell table:style-name="ce9" office:value-type="string">
            <text:p>Vedette</text:p>
          </table:table-cell>
          <table:table-cell table:style-name="ce9" office:value-type="string">
            <text:p>Vedette</text:p>
          </table:table-cell>
          <table:table-cell table:style-name="ce9" office:value-type="string">
            <text:p>Vedette (Marik)</text:p>
          </table:table-cell>
          <table:table-cell table:style-name="ce9" office:value-type="string">
            <text:p>Vedette (Liao)</text:p>
          </table:table-cell>
          <table:table-cell table:style-name="ce8" office:value-type="string">
            <text:p>Zorya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Myrmidon</text:p>
          </table:table-cell>
          <table:table-cell table:number-columns-repeated="4" table:style-name="ce9" office:value-type="string">
            <text:p>Myrmidon</text:p>
          </table:table-cell>
          <table:table-cell office:value-type="string">
            <text:p>Regulator</text:p>
          </table:table-cell>
          <table:table-cell table:style-name="ce8" office:value-type="string">
            <text:p>Ares</text:p>
          </table:table-cell>
          <table:table-cell office:value-type="string">
            <text:p>Pike</text:p>
          </table:table-cell>
          <table:table-cell table:number-columns-repeated="1007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4" office:value-type="string">
            <text:p>Hetzer</text:p>
          </table:table-cell>
          <table:table-cell office:value-type="string">
            <text:p>Hetzer</text:p>
          </table:table-cell>
          <table:table-cell office:value-type="string">
            <text:p>Hetzer</text:p>
          </table:table-cell>
          <table:table-cell table:style-name="ce10" office:value-type="string">
            <text:p>Hetzer</text:p>
          </table:table-cell>
          <table:table-cell table:style-name="ce14" office:value-type="string">
            <text:p>Main Gauche</text:p>
          </table:table-cell>
          <table:table-cell table:style-name="ce14" office:value-type="string">
            <text:p>Predator</text:p>
          </table:table-cell>
          <table:table-cell table:number-columns-repeated="2"/>
          <table:table-cell office:value-type="string">
            <text:p>Demon HGR</text:p>
          </table:table-cell>
          <table:table-cell table:number-columns-repeated="1006"/>
        </table:table-row>
        <table:table-row table:style-name="ro2" table:number-rows-repeated="4">
          <table:table-cell table:style-name="ce4"/>
          <table:table-cell table:number-columns-repeated="1014"/>
        </table:table-row>
        <table:table-row table:style-name="ro4">
          <table:table-cell table:style-name="ce3" office:value-type="string">
            <text:p>Bulldog</text:p>
          </table:table-cell>
          <table:table-cell table:style-name="ce9" office:value-type="string">
            <text:p>Bulldog</text:p>
          </table:table-cell>
          <table:table-cell office:value-type="string">
            <text:p>Sabaku Kaze</text:p>
          </table:table-cell>
          <table:table-cell office:value-type="string">
            <text:p>Glaive</text:p>
          </table:table-cell>
          <table:table-cell table:style-name="ce9" office:value-type="string">
            <text:p>Bulldog</text:p>
          </table:table-cell>
          <table:table-cell table:style-name="ce10" office:value-type="string">
            <text:p>Brutus</text:p>
          </table:table-cell>
          <table:table-cell table:style-name="ce8" office:value-type="string">
            <text:p>Epona</text:p>
          </table:table-cell>
          <table:table-cell table:number-columns-repeated="2"/>
          <table:table-cell office:value-type="string">
            <text:p>Demon Medium Tank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0"/>
          <table:table-cell table:number-columns-repeated="1013"/>
        </table:table-row>
        <table:table-row table:style-name="ro4">
          <table:table-cell table:style-name="ce3" office:value-type="string">
            <text:p>Manticore</text:p>
          </table:table-cell>
          <table:table-cell table:style-name="ce9" office:value-type="string">
            <text:p>Manticore (Davion)</text:p>
          </table:table-cell>
          <table:table-cell table:style-name="ce9" office:value-type="string">
            <text:p>Tokugawa</text:p>
          </table:table-cell>
          <table:table-cell table:style-name="ce9" office:value-type="string">
            <text:p>Patton</text:p>
          </table:table-cell>
          <table:table-cell table:number-columns-repeated="2" table:style-name="ce9" office:value-type="string">
            <text:p>Po</text:p>
          </table:table-cell>
          <table:table-cell table:style-name="ce8" office:value-type="string">
            <text:p>Ku</text:p>
          </table:table-cell>
          <table:table-cell office:value-type="string">
            <text:p>Demon</text:p>
          </table:table-cell>
          <table:table-cell office:value-type="string">
            <text:p>Demon?</text:p>
          </table:table-cell>
          <table:table-cell office:value-type="string">
            <text:p>Winston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9" office:value-type="string">
            <text:p>Tiger</text:p>
          </table:table-cell>
          <table:table-cell/>
          <table:table-cell table:style-name="ce9" office:value-type="string">
            <text:p>Rommel</text:p>
          </table:table-cell>
          <table:table-cell office:value-type="string">
            <text:p>Gallant</text:p>
          </table:table-cell>
          <table:table-cell table:style-name="ce16" office:value-type="string">
            <text:p>Zhukov</text:p>
          </table:table-cell>
          <table:table-cell table:number-columns-repeated="1009"/>
        </table:table-row>
        <table:table-row table:style-name="ro4">
          <table:table-cell table:style-name="ce4"/>
          <table:table-cell office:value-type="string">
            <text:p>Typhoon</text:p>
          </table:table-cell>
          <table:table-cell/>
          <table:table-cell table:style-name="ce9" office:value-type="string">
            <text:p>Manticore (Steiner)</text:p>
          </table:table-cell>
          <table:table-cell table:number-columns-repeated="2"/>
          <table:table-cell table:style-name="ce8" office:value-type="string">
            <text:p>Enyo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4" office:value-type="string">
            <text:p>SRM Carrier</text:p>
          </table:table-cell>
          <table:table-cell table:number-columns-repeated="4" office:value-type="string">
            <text:p>SRM Carrier</text:p>
          </table:table-cell>
          <table:table-cell office:value-type="string">
            <text:p>Light SRM Carrier</text:p>
          </table:table-cell>
          <table:table-cell table:style-name="ce10"/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LRM Carrier</text:p>
          </table:table-cell>
          <table:table-cell office:value-type="string">
            <text:p>Pilum</text:p>
          </table:table-cell>
          <table:table-cell office:value-type="string">
            <text:p>Schiltron (B)</text:p>
          </table:table-cell>
          <table:table-cell office:value-type="string">
            <text:p>Sturmfeur</text:p>
          </table:table-cell>
          <table:table-cell office:value-type="string">
            <text:p>LRM Carrier</text:p>
          </table:table-cell>
          <table:table-cell office:value-type="string">
            <text:p>Heavy LRM Carrier</text:p>
          </table:table-cell>
          <table:table-cell office:value-type="string">
            <text:p>Shoden</text:p>
          </table:table-cell>
          <table:table-cell office:value-type="string">
            <text:p>Rhino</text:p>
          </table:table-cell>
          <table:table-cell office:value-type="string">
            <text:p>Bolla</text:p>
          </table:table-cell>
          <table:table-cell office:value-type="string">
            <text:p>JES II</text:p>
          </table:table-cell>
          <table:table-cell table:number-columns-repeated="1005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3" office:value-type="string">
            <text:p>Demolisher</text:p>
          </table:table-cell>
          <table:table-cell table:style-name="ce10" office:value-type="string">
            <text:p>Fortune</text:p>
          </table:table-cell>
          <table:table-cell table:style-name="ce9" office:value-type="string">
            <text:p>Demolisher</text:p>
          </table:table-cell>
          <table:table-cell office:value-type="string">
            <text:p>Demolisher II</text:p>
          </table:table-cell>
          <table:table-cell table:style-name="ce9" office:value-type="string">
            <text:p>Demolisher</text:p>
          </table:table-cell>
          <table:table-cell office:value-type="string">
            <text:p>Devastator</text:p>
          </table:table-cell>
          <table:table-cell table:style-name="ce8" office:value-type="string">
            <text:p>Oro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5"/>
          <table:table-cell table:style-name="ce8" office:value-type="string">
            <text:p>Ishtar</text:p>
          </table:table-cell>
          <table:table-cell table:number-columns-repeated="1008"/>
        </table:table-row>
        <table:table-row table:style-name="ro4">
          <table:table-cell table:style-name="ce3" office:value-type="string">
            <text:p>Schrek</text:p>
          </table:table-cell>
          <table:table-cell office:value-type="string">
            <text:p>Alacorn</text:p>
          </table:table-cell>
          <table:table-cell office:value-type="string">
            <text:p>Schrek</text:p>
          </table:table-cell>
          <table:table-cell office:value-type="string">
            <text:p>DI Morgan</text:p>
          </table:table-cell>
          <table:table-cell office:value-type="string">
            <text:p>Ontos (Light Gauss)</text:p>
          </table:table-cell>
          <table:table-cell office:value-type="string">
            <text:p>Schrek</text:p>
          </table:table-cell>
          <table:table-cell table:style-name="ce8" office:value-type="string">
            <text:p>Morrigu</text:p>
          </table:table-cell>
          <table:table-cell office:value-type="string">
            <text:p>Burke</text:p>
          </table:table-cell>
          <table:table-cell table:number-columns-repeated="1007"/>
        </table:table-row>
        <table:table-row table:style-name="ro2">
          <table:table-cell table:style-name="ce4"/>
          <table:table-cell table:number-columns-repeated="1014"/>
        </table:table-row>
        <table:table-row table:style-name="ro4">
          <table:table-cell table:style-name="ce3" office:value-type="string">
            <text:p>Behemoth</text:p>
          </table:table-cell>
          <table:table-cell table:style-name="ce9" office:value-type="string">
            <text:p>Behemoth (Davion)</text:p>
          </table:table-cell>
          <table:table-cell table:style-name="ce9" office:value-type="string">
            <text:p>Behemoth (Kurita)</text:p>
          </table:table-cell>
          <table:table-cell office:value-type="string">
            <text:p>Gurteltier</text:p>
          </table:table-cell>
          <table:table-cell table:style-name="ce9" office:value-type="string">
            <text:p>Behemoth (Marik)</text:p>
          </table:table-cell>
          <table:table-cell table:style-name="ce9" office:value-type="string">
            <text:p>Behemoth</text:p>
          </table:table-cell>
          <table:table-cell table:style-name="ce8" office:value-type="string">
            <text:p>Mars</text:p>
          </table:table-cell>
          <table:table-cell table:number-columns-repeated="2" office:value-type="string">
            <text:p>Puma</text:p>
          </table:table-cell>
          <table:table-cell office:value-type="string">
            <text:p>Marksman M1</text:p>
          </table:table-cell>
          <table:table-cell table:number-columns-repeated="1005"/>
        </table:table-row>
        <table:table-row table:style-name="ro4">
          <table:table-cell table:style-name="ce4"/>
          <table:table-cell table:style-name="ce9" office:value-type="string">
            <text:p>Challenger X</text:p>
          </table:table-cell>
          <table:table-cell office:value-type="string">
            <text:p>Narukami</text:p>
          </table:table-cell>
          <table:table-cell/>
          <table:table-cell office:value-type="string">
            <text:p>Ontos (Upgrade)</text:p>
          </table:table-cell>
          <table:table-cell table:number-columns-repeated="1010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Heavy APC</text:p>
          </table:table-cell>
          <table:table-cell table:style-name="ce8" office:value-type="string">
            <text:p>Goblin</text:p>
          </table:table-cell>
          <table:table-cell table:style-name="ce8" office:value-type="string">
            <text:p>Mamono</text:p>
          </table:table-cell>
          <table:table-cell table:style-name="ce8" office:value-type="string">
            <text:p>Maxim</text:p>
          </table:table-cell>
          <table:table-cell office:value-type="string">
            <text:p>R10 ICV</text:p>
          </table:table-cell>
          <table:table-cell office:value-type="string">
            <text:p>Blizzard</text:p>
          </table:table-cell>
          <table:table-cell table:style-name="ce8" office:value-type="string">
            <text:p>Tyr</text:p>
          </table:table-cell>
          <table:table-cell table:number-columns-repeated="2" office:value-type="string">
            <text:p>Magi</text:p>
          </table:table-cell>
          <table:table-cell office:value-type="string">
            <text:p>Trajan AIFV</text:p>
          </table:table-cell>
          <table:table-cell table:number-columns-repeated="1005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5" office:value-type="string">
            <text:p>Marksman/Sniper</text:p>
          </table:table-cell>
          <table:table-cell office:value-type="string">
            <text:p>Pilum (Arrow IV)</text:p>
          </table:table-cell>
          <table:table-cell office:value-type="string">
            <text:p>Schiltron (Prime)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Huit</text:p>
          </table:table-cell>
          <table:table-cell office:value-type="string">
            <text:p>Padilla</text:p>
          </table:table-cell>
          <table:table-cell table:number-columns-repeated="1007"/>
        </table:table-row>
        <table:table-row table:style-name="ro2" table:number-rows-repeated="4">
          <table:table-cell table:number-columns-repeated="1015"/>
        </table:table-row>
        <table:table-row table:style-name="ro2">
          <table:table-cell table:style-name="ce6" office:value-type="string">
            <text:p>Ferret</text:p>
          </table:table-cell>
          <table:table-cell office:value-type="string">
            <text:p>Marten</text:p>
          </table:table-cell>
          <table:table-cell office:value-type="string">
            <text:p>Crow</text:p>
          </table:table-cell>
          <table:table-cell office:value-type="string">
            <text:p>Marten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Warrior</text:p>
          </table:table-cell>
          <table:table-cell office:value-type="string">
            <text:p>Mantis</text:p>
          </table:table-cell>
          <table:table-cell table:number-columns-repeated="4"/>
          <table:table-cell table:style-name="ce8" office:value-type="string">
            <text:p>Donar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Cyrano</text:p>
          </table:table-cell>
          <table:table-cell table:style-name="ce8" office:value-type="string">
            <text:p>Hawk Moth</text:p>
          </table:table-cell>
          <table:table-cell/>
          <table:table-cell table:number-columns-repeated="2" table:style-name="ce8" office:value-type="string">
            <text:p>Hawk Moth</text:p>
          </table:table-cell>
          <table:table-cell/>
          <table:table-cell office:value-type="string">
            <text:p>Balac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Karnov</text:p>
          </table:table-cell>
          <table:table-cell office:value-type="string">
            <text:p>Crane</text:p>
          </table:table-cell>
          <table:table-cell/>
          <table:table-cell office:value-type="string">
            <text:p>Cardinal</text:p>
          </table:table-cell>
          <table:table-cell/>
          <table:table-cell office:value-type="string">
            <text:p>Lamprey</text:p>
          </table:table-cell>
          <table:table-cell office:value-type="string">
            <text:p>Anhur</text:p>
          </table:table-cell>
          <table:table-cell table:number-columns-repeated="1008"/>
        </table:table-row>
        <table:table-row table:style-name="ro2">
          <table:table-cell office:value-type="string">
            <text:p>Cavalry</text:p>
          </table:table-cell>
          <table:table-cell office:value-type="string">
            <text:p>Yellow Jacket (RAC)</text:p>
          </table:table-cell>
          <table:table-cell office:value-type="string">
            <text:p>Yasha, Peregrine</text:p>
          </table:table-cell>
          <table:table-cell office:value-type="string">
            <text:p>Yellow Jacket (Gauss)</text:p>
          </table:table-cell>
          <table:table-cell table:number-columns-repeated="2" office:value-type="string">
            <text:p>Peregrine</text:p>
          </table:table-cell>
          <table:table-cell office:value-type="string">
            <text:p>Garuda</text:p>
          </table:table-cell>
          <table:table-cell table:number-columns-repeated="1008"/>
        </table:table-row>
        <table:table-row table:style-name="ro2" table:number-rows-repeated="11">
          <table:table-cell table:number-columns-repeated="1015"/>
        </table:table-row>
        <table:table-row table:style-name="ro2">
          <table:table-cell office:value-type="string">
            <text:p>Gabriel</text:p>
          </table:table-cell>
          <table:table-cell office:value-type="string">
            <text:p>Fox</text:p>
          </table:table-cell>
          <table:table-cell/>
          <table:table-cell office:value-type="string">
            <text:p>Savannah Master or Centipede</text:p>
          </table:table-cell>
          <table:table-cell/>
          <table:table-cell office:value-type="string">
            <text:p>Tamerlane</text:p>
          </table:table-cell>
          <table:table-cell office:value-type="string">
            <text:p>Shamash</text:p>
          </table:table-cell>
          <table:table-cell table:number-columns-repeated="1008"/>
        </table:table-row>
        <table:table-row table:style-name="ro4">
          <table:table-cell office:value-type="string">
            <text:p>J Edgar</text:p>
          </table:table-cell>
          <table:table-cell office:value-type="string">
            <text:p>Minion</text:p>
          </table:table-cell>
          <table:table-cell office:value-type="string">
            <text:p>J Edgar (Kurita)</text:p>
          </table:table-cell>
          <table:table-cell table:number-columns-repeated="2"/>
          <table:table-cell office:value-type="string">
            <text:p>Minion (Liao)</text:p>
          </table:table-cell>
          <table:table-cell office:value-type="string">
            <text:p>Hephaestus, Svantovit</text:p>
          </table:table-cell>
          <table:table-cell table:number-columns-repeated="1008"/>
        </table:table-row>
        <table:table-row table:style-name="ro4">
          <table:table-cell office:value-type="string">
            <text:p>Pegasus</text:p>
          </table:table-cell>
          <table:table-cell/>
          <table:table-cell office:value-type="string">
            <text:p>Pegasus (K), Plainsman (S)</text:p>
          </table:table-cell>
          <table:table-cell office:value-type="string">
            <text:p>Plainsman (Streak)</text:p>
          </table:table-cell>
          <table:table-cell office:value-type="string">
            <text:p>Harasser, Plainsman (Streak)</text:p>
          </table:table-cell>
          <table:table-cell/>
          <table:table-cell office:value-type="string">
            <text:p>Asshur</text:p>
          </table:table-cell>
          <table:table-cell table:number-columns-repeated="1008"/>
        </table:table-row>
        <table:table-row table:style-name="ro4">
          <table:table-cell office:value-type="string">
            <text:p>Scimitar</text:p>
          </table:table-cell>
          <table:table-cell office:value-type="string">
            <text:p>Condor (Davion)</text:p>
          </table:table-cell>
          <table:table-cell/>
          <table:table-cell office:value-type="string">
            <text:p>Fulcrum, Condor (Upgrade)</text:p>
          </table:table-cell>
          <table:table-cell/>
          <table:table-cell office:value-type="string">
            <text:p>Condor (Liao)</text:p>
          </table:table-cell>
          <table:table-cell office:value-type="string">
            <text:p>Epona</text:p>
          </table:table-cell>
          <table:table-cell table:number-columns-repeated="1008"/>
        </table:table-row>
        <table:table-row table:style-name="ro4">
          <table:table-cell office:value-type="string">
            <text:p>Saladin</text:p>
          </table:table-cell>
          <table:table-cell table:number-columns-repeated="4"/>
          <table:table-cell office:value-type="string">
            <text:p>Gladius</text:p>
          </table:table-cell>
          <table:table-cell office:value-type="string">
            <text:p>SM1, JES1</text:p>
          </table:table-cell>
          <table:table-cell table:number-columns-repeated="1008"/>
        </table:table-row>
        <table:table-row table:style-name="ro2">
          <table:table-cell office:value-type="string">
            <text:p>LTV-4</text:p>
          </table:table-cell>
          <table:table-cell office:value-type="string">
            <text:p>Musketeer, Drillson (Upgrade)</text:p>
          </table:table-cell>
          <table:table-cell/>
          <table:table-cell office:value-type="string">
            <text:p>Drillson (Upgrade)</text:p>
          </table:table-cell>
          <table:table-cell/>
          <table:table-cell office:value-type="string">
            <text:p>Regulator</text:p>
          </table:table-cell>
          <table:table-cell office:value-type="string">
            <text:p>Cizin</text:p>
          </table:table-cell>
          <table:table-cell table:number-columns-repeated="1008"/>
        </table:table-row>
        <table:table-row table:style-name="ro2">
          <table:table-cell office:value-type="string">
            <text:p>Saracen</text:p>
          </table:table-cell>
          <table:table-cell/>
          <table:table-cell office:value-type="string">
            <text:p>Saracen (Kurita)</text:p>
          </table:table-cell>
          <table:table-cell/>
          <table:table-cell office:value-type="string">
            <text:p>Stygian</text:p>
          </table:table-cell>
          <table:table-cell table:number-columns-repeated="1010"/>
        </table:table-row>
        <table:table-row table:style-name="ro2">
          <table:table-cell table:number-columns-repeated="1015"/>
        </table:table-row>
        <table:table-row table:style-name="ro4">
          <table:table-cell office:value-type="string">
            <text:p>Hover APC</text:p>
          </table:table-cell>
          <table:table-cell office:value-type="string">
            <text:p>JI2A1</text:p>
          </table:table-cell>
          <table:table-cell/>
          <table:table-cell office:value-type="string">
            <text:p>Maxim</text:p>
          </table:table-cell>
          <table:table-cell/>
          <table:table-cell office:value-type="string">
            <text:p>Blizzard</text:p>
          </table:table-cell>
          <table:table-cell office:value-type="string">
            <text:p>Tyr or Svantovit</text:p>
          </table:table-cell>
          <table:table-cell table:number-columns-repeated="1008"/>
        </table:table-row>
        <table:table-row table:style-name="ro4" table:number-rows-repeated="1048503">
          <table:table-cell table:number-columns-repeated="1015"/>
        </table:table-row>
        <table:table-row table:style-name="ro4">
          <table:table-cell table:number-columns-repeated="1015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9/09/2016</text:date>, <text:time>07:5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3:51:30.95</meta:creation-date>
    <dc:date>2016-09-09T07:56:53.77</dc:date>
    <meta:editing-duration>P10DT13H1M33S</meta:editing-duration>
    <meta:editing-cycles>16</meta:editing-cycles>
    <meta:generator>OpenOffice/4.1.2$Win32 OpenOffice.org_project/412m3$Build-9782</meta:generator>
    <meta:document-statistic meta:table-count="3" meta:cell-count="214" meta:object-count="0"/>
  </office:meta>
</office:document-meta>
</file>